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ffff99"/>
    </style:style>
    <style:style style:name="gr1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CLASS</text:p>
          </table:table-cell>
          <table:table-cell office:value-type="string">
            <text:p>NOM</text:p>
          </table:table-cell>
          <table:table-cell office:value-type="string">
            <text:p>NOA</text:p>
          </table:table-cell>
        </table:table-row>
        <table:table-row table:style-name="ro1">
          <table:table-cell office:value-type="string">
            <text:p>AccessibilityManager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aseRenderTextur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BaseTexture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itmapTex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endModeManag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urFilt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lurX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urY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ound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uff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che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anvas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vasGraphicsRender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nvasMask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vasPrepar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nvasRenderer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anvasRenderTarge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nvasSpriteRender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ircle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ColorMatrixFilter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tainer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splacementFilter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isplayObject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Ellip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ilte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ilterManager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ilterStat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XAAFil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raphics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GraphicsRender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teractionDa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" office:value-type="string">
            <office:annotation draw:style-name="gr1" draw:text-style-name="P1" svg:width="1.1413in" svg:height="0.5457in" svg:x="1.9677in" svg:y="4.7008in" draw:caption-point-x="-0.2402in" draw:caption-point-y="0.5996in">
              <dc:creator>LS</dc:creator>
              <dc:date>2018-12-04T00:00:00</dc:date>
              <text:p text:style-name="P1"><text:span text:style-name="T1">Not in the original list (JSClassFinder)</text:span></text:p>
            </office:annotation>
            <text:p>InteractionEvent</text:p>
          </table:table-cell>
          <table:table-cell table:number-columns-repeated="2"/>
        </table:table-row>
        <table:table-row table:style-name="ro1">
          <table:table-cell office:value-type="string">
            <text:p>InteractionManager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Lo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skManager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atrix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esh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esh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vieClip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ineSlicePlan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oise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bjectRender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bservablePoin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articleBuffer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articleContainer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articleRenderer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rticl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la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imitiv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ua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ectangl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nderTarget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RenderText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op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oundedRectangl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prite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priteMaskFilt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teRenderer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tencil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ystemRenderer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ext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extSty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xtur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extureGarbageCollecto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extureManag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ureUv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cker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ling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ilingSprit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Bas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formStatic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VideoBaseTextu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Default" office:value-type="string">
            <text:p>Void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WebGL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WebGL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Default" office:value-type="string">
            <text:p>WebGLManag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Default" office:value-type="string">
            <text:p>WebGLPrepa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Default" office:value-type="string">
            <text:p>WebGLRenderer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style-name="Default" office:value-type="string">
            <text:p>WebGLStat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</table:table>
      <table:database-ranges>
        <table:database-range table:target-range-address="Planilha1.A1:Planilha1.C8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12/17/2018</text:date>, <text:time>10:36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7T10:36:07</dc:date>
    <dc:creator>Leonardo Silva</dc:creator>
    <meta:generator>OpenOffice/4.1.5$Unix OpenOffice.org_project/415m1$Build-9789</meta:generator>
    <meta:editing-duration>PT11H8M44S</meta:editing-duration>
    <meta:editing-cycles>28</meta:editing-cycles>
    <meta:document-statistic meta:table-count="1" meta:cell-count="253" meta:object-count="0"/>
  </office:meta>
</office:document-meta>
</file>